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063"/>
    </style:style>
    <style:style style:name="P2" style:family="paragraph" style:parent-style-name="Standard">
      <style:text-properties officeooo:rsid="0001c063" officeooo:paragraph-rsid="0001c0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dlkhclzsmbkjzsb,mfklhc</text:p>
      <text:p text:style-name="P1">szdckjc,m</text:p>
      <text:p text:style-name="P2">zsncbolizsfc</text:p>
      <text:p text:style-name="P2">]zs <text:s/>clihszc1</text:p>
      <text:p text:style-name="P2">szmnc lihv1</text:p>
      <text:p text:style-name="P2">zsv n v</text:p>
      <text:p text:style-name="P2">s f,khd’[dv,ṁvpd.,v4xfgklnx;og4\,</text:p>
      <text:p text:style-name="P2">xfgmx’</text:p>
      <text:p text:style-name="P2">b</text:p>
      <text:p text:style-name="P2">xddvx’’vv</text:p>
      <text:p text:style-name="P2">xd mvm;xpv</text:p>
      <text:p text:style-name="P2">xmmvnxb.kxdbxf;l;nxdn;lgjgxd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1-09-28T19:12:08.699000000</dc:date>
    <meta:editing-duration>PT40S</meta:editing-duration>
    <meta:editing-cycles>1</meta:editing-cycles>
    <meta:document-statistic meta:table-count="0" meta:image-count="0" meta:object-count="0" meta:page-count="1" meta:paragraph-count="12" meta:word-count="18" meta:character-count="163" meta:non-whitespace-character-count="156"/>
  </office:meta>
</office:document-meta>
</file>